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Mono CJK JP:ＭＳ ゴシック" svg:font-family="'Noto Sans Mono CJK JP:ＭＳ ゴシック', ヒラギノ角ゴシック, 'ヒラギノ角ゴ ProN', 'ヒラギノ角ゴ Pro', IPAゴシック, Goth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Noto Sans Mono CJK JP:ＭＳ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:ＭＳ ゴシック" style:font-size-asian="10pt" style:language-asian="ja" style:country-asian="JP" style:font-style-asian="normal" style:font-weight-asian="normal" style:font-name-complex="Noto Sans Mono CJK JP:ＭＳ ゴシック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oto Sans Mono CJK JP:ＭＳ ゴシック" style:font-name-asian="Noto Sans Mono CJK JP:ＭＳ ゴシック" style:font-name-complex="Noto Sans Mono CJK JP:ＭＳ ゴシック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CJK JP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CJK JP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erif" style:font-name-asian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number-columns-repeated="15" table:default-cell-style-name="Default"/>
        <table:table-row table:style-name="ro1"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table:number-columns-repeated="5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<text:s/>for i in range(num_rows):</text:p>
          </table:table-cell>
          <table:table-cell/>
          <table:table-cell table:style-name="ce5" table:number-columns-repeated="5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<text:s text:c="12"/>for j in range(num_cols):</text:p>
          </table:table-cell>
          <table:table-cell/>
          <table:table-cell table:style-name="ce5" table:number-columns-repeated="5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<text:s text:c="16"/>if j &gt;= items[i].weight: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<text:s text:c="20"/>T[j] = max(items[i].value + T[j - items[i].weight],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<text:s text:c="31"/>T[j]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(白背景)</text:p>
          </table:table-cell>
          <table:table-cell table:number-columns-repeated="5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[2,3]</text:p>
          </table:table-cell>
          <table:table-cell table:style-name="ce3" office:value-type="string" calcext:value-type="string">
            <text:p>T[j] =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(1,3)</text:p>
          </table:table-cell>
          <table:table-cell/>
          <table:table-cell table:style-name="ce3" office:value-type="string" calcext:value-type="string">
            <text:p>max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items[i].value + T[j–items[i].weight]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items[i].value + 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" office:value-type="string" calcext:value-type="string">
            <text:p>T[j–items[i].weight]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T[3-2]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[1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[j]</text:p>
          </table:table-cell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[2.2]</text:p>
          </table:table-cell>
          <table:table-cell table:style-name="ce3" office:value-type="string" calcext:value-type="string">
            <text:p>T[j] = 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items[i].value + T[j–items[i].weight]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items[i].value + 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" office:value-type="string" calcext:value-type="string">
            <text:p>T[j–items[i].weight]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T[2-2]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[0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[j]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[1.2]</text:p>
          </table:table-cell>
          <table:table-cell table:style-name="ce3" office:value-type="string" calcext:value-type="string">
            <text:p>T[j] = 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items[i].value + T[j–items[i].weight]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items[i].value + 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" office:value-type="string" calcext:value-type="string">
            <text:p>T[j–items[i].weight]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T[2-1]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[1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[j]</text:p>
          </table:table-cell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[1.1]</text:p>
          </table:table-cell>
          <table:table-cell table:style-name="ce3" office:value-type="string" calcext:value-type="string">
            <text:p>T[j] = 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items[i].value + T[j–items[i].weight]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items[i].value + 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" office:value-type="string" calcext:value-type="string">
            <text:p>T[j–items[i].weight]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T[1-1]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[0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[j]</text:p>
          </table:table-cell>
          <table:table-cell table:number-columns-repeated="9"/>
        </table:table-row>
      </table:table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5"/>
        </table:table-row>
        <table:table-row table:style-name="ro2">
          <table:table-cell/>
          <table:table-cell table:style-name="ce8"/>
          <table:table-cell office:value-type="string" calcext:value-type="string">
            <text:p>例えば、W=6(I1)の場合、W=7(A7)は使えない。よってW=7以前のMAXをそのまま使うことになる。上から落とす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(i-1,w)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2">
          <table:table-cell/>
          <table:table-cell office:value-type="string" calcext:value-type="string">
            <text:p>(背景白)</text:p>
          </table:table-cell>
          <table:table-cell/>
          <table:table-cell office:value-type="string" calcext:value-type="string">
            <text:p>MAX対象１</text:p>
          </table:table-cell>
          <table:table-cell table:number-columns-repeated="2"/>
          <table:table-cell office:value-type="string" calcext:value-type="string">
            <text:p>灰色と同様前行のMAX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3"/>
          <table:table-cell office:value-type="string" calcext:value-type="string">
            <text:p>MAX対象２</text:p>
          </table:table-cell>
          <table:table-cell table:number-columns-repeated="2"/>
          <table:table-cell table:style-name="ce7" office:value-type="string" calcext:value-type="string">
            <text:p>profits[2]+W[2][6-weights[2]]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自分のValue。例えばr=3/c=6(J5)の19の場合、1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0" office:value-type="string" calcext:value-type="string">
            <text:p>W[2][6-weights[2]] = W[2][1] <text:s/>== 1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自分のweightが5。今のリミットが6。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よってあまり1。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この1を前の行のw=1から得る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[4,11]の40の場合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3"/>
          <table:table-cell office:value-type="string" calcext:value-type="string">
            <text:p>MAX対象１</text:p>
          </table:table-cell>
          <table:table-cell table:number-columns-repeated="2"/>
          <table:table-cell office:value-type="string" calcext:value-type="string">
            <text:p>灰色と同様前行のMAX</text:p>
          </table:table-cell>
          <table:table-cell table:number-columns-repeated="7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15"/>
        </table:table-row>
        <table:table-row table:style-name="ro2">
          <table:table-cell table:number-columns-repeated="3"/>
          <table:table-cell office:value-type="string" calcext:value-type="string">
            <text:p>MAX対象２</text:p>
          </table:table-cell>
          <table:table-cell table:number-columns-repeated="2"/>
          <table:table-cell table:style-name="ce9" office:value-type="string" calcext:value-type="string">
            <text:p>profits[3]+W[3][11-weights[3]]</text:p>
          </table:table-cell>
          <table:table-cell table:number-columns-repeated="7"/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自分のValue。22</text:p>
          </table:table-cell>
          <table:table-cell table:number-columns-repeated="6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0" office:value-type="string" calcext:value-type="string">
            <text:p>W[3][11-weights[3]]</text:p>
          </table:table-cell>
          <table:table-cell table:number-columns-repeated="7"/>
        </table:table-row>
        <table:table-row table:style-name="ro2">
          <table:table-cell table:number-columns-repeated="8"/>
          <table:table-cell office:value-type="string" calcext:value-type="string">
            <text:p>自分のweightが6。今のリミットが11。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よってあまり5。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18を前の行のw=1から得る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0-1問題なので前の行から情報を得る。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自分はこの行で1度使ってしまっている。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前の行では自分はまだ使われていない。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Mono CJK JP:ＭＳ ゴシック" svg:font-family="'Noto Sans Mono CJK JP:ＭＳ ゴシック', ヒラギノ角ゴシック, 'ヒラギノ角ゴ ProN', 'ヒラギノ角ゴ Pro', IPAゴシック, Goth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Noto Sans CJK JP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0T13:21:49.505193387</meta:creation-date>
    <dc:date>2021-08-10T15:39:47.400984222</dc:date>
    <meta:editing-duration>PT1H6M51S</meta:editing-duration>
    <meta:editing-cycles>4</meta:editing-cycles>
    <meta:generator>LibreOffice/7.1.5.2$Linux_X86_64 LibreOffice_project/10$Build-2</meta:generator>
    <meta:document-statistic meta:table-count="2" meta:cell-count="249" meta:object-count="0"/>
  </office:meta>
</office:document-meta>
</file>